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lideSource.setSourceProperty( SourceProperty 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lideSource.moveTo( 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lideSource.setSourceRevision(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getSourcePropert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lideSource.makeColl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lide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OutputStream.clos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">
            <text:p text:style-name="Table_20_Contents">3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SlideSourceOutputStream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setSourceRevisionBranch( String bra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canCancel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getValidit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lideSource.getChil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SlideSource( NamespaceAccessToken nat , String scheme , String scope , String path , String principal , String ver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lideSourc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removeSourceProperty( String namespace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lideSource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ideSource.getMim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lideSource.isCollect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lideSource.getSourceLock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lideSource.copyTo( 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lideSourceOutputStream.can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getConten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lideSource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ideSource.dele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lideSource.getSourceRevisionBran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lideSource.addSourceLocks( SourceLock source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get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lide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.initializ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lideSource.getSourceRevi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lideSource.getSourceProperty( String namespace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lideSourceOutputStream.canc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ideSource.isVersion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lideSource.getPar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lideSource.getChildre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lideSource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ideSource.cancel( Output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lideSource.getLatestSourceRevi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lideSource.getChildBy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